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00c" officeooo:paragraph-rsid="0014e00c"/>
    </style:style>
    <style:style style:name="P2" style:family="paragraph" style:parent-style-name="Standard">
      <style:text-properties officeooo:rsid="0015b81a" officeooo:paragraph-rsid="0015b81a"/>
    </style:style>
    <style:style style:name="T1" style:family="text">
      <style:text-properties officeooo:rsid="0015d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软件架构 组成部分</text:p>
      <text:p text:style-name="Standard"/>
      <text:h text:style-name="Heading_20_3" text:outline-level="3">1.开发模式 </text:h>
      <text:p text:style-name="P1">scrum</text:p>
      <text:h text:style-name="Heading_20_3" text:outline-level="3">2.API系统</text:h>
      <text:p text:style-name="P1">swagger-ui</text:p>
      <text:h text:style-name="Heading_20_3" text:outline-level="3">3.数据库系统</text:h>
      <text:p text:style-name="P1">redis,mongoDB,mysql</text:p>
      <text:h text:style-name="Heading_20_3" text:outline-level="3">4.消息队列</text:h>
      <text:p text:style-name="P1">RabbitMQ,redis,ZeroMQ,ActiveMQ</text:p>
      <text:h text:style-name="Heading_20_3" text:outline-level="3">5.RPC</text:h>
      <text:p text:style-name="P1">Hprose,Dubbo,gRPC,thrift,自己写的yf</text:p>
      <text:h text:style-name="Heading_20_3" text:outline-level="3">6.搜索软件</text:h>
      <text:p text:style-name="P1">Solr,ElasticSearch,Sphinx,CoreSeek</text:p>
      <text:h text:style-name="Heading_20_3" text:outline-level="3">7.定时任务</text:h>
      <text:p text:style-name="P1">Crontab,Quartz,APScheduler</text:p>
      <text:p text:style-name="P2">8.加密方法</text:p>
      <text:p text:style-name="P2">URL签名，时间戳签名，AES加密<text:span text:style-name="T1">，RSA加密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22:20:27.559071843</meta:creation-date>
    <dc:date>2018-07-22T22:40:36.002146199</dc:date>
    <meta:editing-duration>PT20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72" meta:character-count="237" meta:non-whitespace-character-count="235"/>
  </office:meta>
</office:document-meta>
</file>